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ru" fo:country="RU"/>
    </style:style>
    <style:style style:name="P2" style:family="paragraph" style:parent-style-name="Heading_20_3"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1">
      <style:paragraph-properties fo:margin-top="0cm" fo:margin-bottom="0.499cm" style:contextual-spacing="false"/>
    </style:style>
    <style:style style:name="P7" style:family="paragraph" style:parent-style-name="Preformatted_20_Text">
      <style:text-properties fo:font-size="8pt" style:font-size-asian="8pt" style:font-size-complex="8p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language="ru" fo:country="RU"/>
    </style:style>
    <style:style style:name="P11" style:family="paragraph" style:parent-style-name="Text_20_body" style:list-style-name="L1">
      <style:text-properties fo:language="ru" fo:country="RU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fo:language="ru" fo:country="RU"/>
    </style:style>
    <style:style style:name="P13" style:family="paragraph" style:parent-style-name="Text_20_body" style:list-style-name="L2">
      <style:text-properties fo:language="ru" fo:country="RU"/>
    </style:style>
    <style:style style:name="P14" style:family="paragraph" style:parent-style-name="Text_20_body">
      <style:paragraph-properties fo:margin-top="0cm" fo:margin-bottom="0cm" style:contextual-spacing="false"/>
      <style:text-properties fo:language="ru" fo:country="RU"/>
    </style:style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fo:language="ru" fo:country="RU" style:font-size-asian="7pt" style:font-size-complex="7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Lambda-выражения в Java</text:span></text:h>
      <text:section text:style-name="Sect1" text:name="post-content-body">
        <text:h text:style-name="P1" text:outline-level="2">Введение</text:h>
        <text:p text:style-name="P9"><text:line-break/>В этой статье, с помощью примеров, мы изучим lambda-выражения в Java, их использование с функциональными интерфейсами, параметризированными функциональными интерфейсами и Stream API.<text:line-break/><text:line-break/>Но, прежде чем перейти к лямбдам, нам необходимо понимать функциональные интерфейсы.<text:bookmark text:name="habracut"/></text:p>
        <text:p text:style-name="P9"><text:line-break/>Если интерфейс в Java содержит один и только один абстрактный метод, то он называется функциональным. Этот единственный метод определяет назначение интерфейса.<text:line-break/><text:line-break/>Например, интерфейс Runnable из пакета java.lang является функциональным, потому, что он содержит только один метод run().<text:line-break/><text:line-break/><text:span text:style-name="T1">Пример 1: объявление функционального интерфейса в java</text:span></text:p>
        <text:p text:style-name="Preformatted_20_Text"><text:span text:style-name="Source_20_Text"><text:span text:style-name="T2">import java.lang.FunctionalInterface;</text:span></text:span></text:p>
        <text:p text:style-name="Preformatted_20_Text"><text:span text:style-name="Source_20_Text"><text:span text:style-name="T2">@FunctionalInterface</text:span></text:span></text:p>
        <text:p text:style-name="Preformatted_20_Text"><text:span text:style-name="Source_20_Text"><text:span text:style-name="T2">public interface MyInterface{</text:span></text:span></text:p>
        <text:p text:style-name="Preformatted_20_Text"><text:span text:style-name="Source_20_Text"><text:s text:c="4"/></text:span><text:span text:style-name="Source_20_Text"><text:span text:style-name="T2">// один абстрактный метод</text:span></text:span></text:p>
        <text:p text:style-name="Preformatted_20_Text"><text:span text:style-name="Source_20_Text"><text:s text:c="4"/></text:span><text:span text:style-name="Source_20_Text"><text:span text:style-name="T2">double getValue();</text:span></text:span></text:p>
        <text:p text:style-name="P4"><text:span text:style-name="Source_20_Text"><text:span text:style-name="T2">}</text:span></text:span></text:p>
        <text:p text:style-name="Text_20_body"><text:span text:style-name="T2"><text:line-break/>В приведенном выше примере, интерфейс MyInterface имеет только один абстрактный метод getValue(). Значит, этот интерфейс — функциональный. <text:line-break/><text:line-break/>Здесь мы использовали аннотацию </text:span><text:a xlink:type="simple" xlink:href="https://habr.com/ru/users/functionalinterface/" text:style-name="Internet_20_link" text:visited-style-name="Visited_20_Internet_20_Link">FunctionalInterface</text:a><text:span text:style-name="T2">, которая помогает понять компилятору, что интерфейс функциональный. Следовательно, не позволяет иметь более одного абстрактного метода. Тем не менее, мы можем её опустить. <text:line-break/><text:line-break/>В Java 7, функциональные интерфейсы рассматривались как Single Abstract Methods (SAM). SAM обычно реализовывались с помощью анонимных классов. <text:line-break/><text:line-break/></text:span><text:span text:style-name="T3">Пример 2: реализация SAM с помощью анонимного класса в java</text:span></text:p>
        <text:p text:style-name="Preformatted_20_Text"><text:span text:style-name="Source_20_Text"><text:span text:style-name="T7">public class FunctionInterfaceTest {</text:span></text:span></text:p>
        <text:p text:style-name="Preformatted_20_Text"><text:span text:style-name="Source_20_Text"><text:span text:style-name="T6"><text:s text:c="4"/></text:span></text:span><text:span text:style-name="Source_20_Text"><text:span text:style-name="T7">public static void main(String[] args) {</text:span></text:span></text:p>
        <text:p text:style-name="P7"/>
        <text:p text:style-name="Preformatted_20_Text"><text:span text:style-name="Source_20_Text"><text:span text:style-name="T6"><text:s text:c="8"/></text:span></text:span><text:span text:style-name="Source_20_Text"><text:span text:style-name="T7">// анонимный класс</text:span></text:span></text:p>
        <text:p text:style-name="Preformatted_20_Text"><text:span text:style-name="Source_20_Text"><text:span text:style-name="T6"><text:s text:c="8"/></text:span></text:span><text:span text:style-name="Source_20_Text"><text:span text:style-name="T7">new Thread(new Runnable() {</text:span></text:span></text:p>
        <text:p text:style-name="Preformatted_20_Text"><text:span text:style-name="Source_20_Text"><text:span text:style-name="T6"><text:s text:c="12"/></text:span></text:span><text:span text:style-name="Source_20_Text"><text:span text:style-name="T7">@Override</text:span></text:span></text:p>
        <text:p text:style-name="Preformatted_20_Text"><text:span text:style-name="Source_20_Text"><text:span text:style-name="T6"><text:s text:c="12"/></text:span></text:span><text:span text:style-name="Source_20_Text"><text:span text:style-name="T7">public void run() {</text:span></text:span></text:p>
        <text:p text:style-name="Preformatted_20_Text"><text:span text:style-name="Source_20_Text"><text:span text:style-name="T6"><text:s text:c="16"/></text:span></text:span><text:span text:style-name="Source_20_Text"><text:span text:style-name="T7">System.out.println("Я только что реализовал функциональный интерфейс Runnable.")</text:span></text:span></text:p>
        <text:p text:style-name="Preformatted_20_Text"><text:span text:style-name="Source_20_Text"><text:span text:style-name="T6"><text:s text:c="12"/></text:span></text:span><text:span text:style-name="Source_20_Text"><text:span text:style-name="T7">}</text:span></text:span></text:p>
        <text:p text:style-name="Preformatted_20_Text"><text:span text:style-name="Source_20_Text"><text:span text:style-name="T6"><text:s text:c="8"/></text:span></text:span><text:span text:style-name="Source_20_Text"><text:span text:style-name="T7">}).start();</text:span></text:span></text:p>
        <text:p text:style-name="Preformatted_20_Text"><text:span text:style-name="Source_20_Text"><text:span text:style-name="T6"><text:s text:c="4"/></text:span></text:span><text:span text:style-name="Source_20_Text"><text:span text:style-name="T7">}</text:span></text:span></text:p>
        <text:p text:style-name="P4"><text:span text:style-name="Source_20_Text"><text:span text:style-name="T7">}</text:span></text:span></text:p>
        <text:p text:style-name="P9"><text:soft-page-break/><text:line-break/><text:span text:style-name="T1">Результат выполнения: </text:span></text:p>
        <text:p text:style-name="P4"><text:span text:style-name="Source_20_Text"><text:span text:style-name="T2">Я только что реализовал функциональный интерфейс Runnable.</text:span></text:span></text:p>
        <text:p text:style-name="P9"><text:line-break/>В этом примере, мы принимаем анонимный класс для вызова метода. Это помогало писать программы с меньшим количеством строк кода в Java 7. Однако, синтаксис оставался достаточно сложным и громоздким. <text:line-break/><text:line-break/>Java 8 расширила возможности SAM, сделав шаг вперед. Как мы знаем, функциональный интерфейс содержит только один метод, следовательно, нам не нужно указывать название метода при передаче его в качестве аргумента. Именно это и позволяет нам lambda-выражения.</text:p>
        <text:h text:style-name="P1" text:outline-level="2">Введение в лямбда-выражения</text:h>
        <text:p text:style-name="P9"><text:line-break/>Лямбда-выражения, по сути, это анонимный класс или метод. Лямбда-выражение не выполняется само по себе. Вместо этого, оно используется для реализации метода, определенного в функциональном интерфейсе.</text:p>
        <text:h text:style-name="P3" text:outline-level="4">Как записать лямбда-выражение в Java?</text:h>
        <text:p text:style-name="P9"><text:line-break/>В Java, лямбда-выражения имеют следующий синтаксис:</text:p>
        <text:p text:style-name="P4"><text:span text:style-name="Source_20_Text"><text:span text:style-name="T2">(parameter list) -&gt; lambda body</text:span></text:span></text:p>
        <text:p text:style-name="P9"><text:line-break/>Здесь мы использовали новый оператор (-&gt;) — лямбда-оператор. Возможно, синтаксис кажется немного сложным. Давайте разберем пару примеров.<text:line-break/><text:line-break/>Предположим, у нас есть такой метод: </text:p>
        <text:p text:style-name="Preformatted_20_Text"><text:span text:style-name="Source_20_Text"><text:span text:style-name="T2">double getPiValue() {</text:span></text:span></text:p>
        <text:p text:style-name="Preformatted_20_Text"><text:span text:style-name="Source_20_Text"><text:s text:c="4"/></text:span><text:span text:style-name="Source_20_Text"><text:span text:style-name="T2">return 3.1415;</text:span></text:span></text:p>
        <text:p text:style-name="P4"><text:span text:style-name="Source_20_Text"><text:span text:style-name="T2">}</text:span></text:span></text:p>
        <text:p text:style-name="P9"><text:line-break/>Мы можем записать его, используя лямбда, как: </text:p>
        <text:p text:style-name="P4"><text:span text:style-name="Source_20_Text"><text:span text:style-name="T2">() -&gt; 3.1415</text:span></text:span></text:p>
        <text:p text:style-name="P9"><text:line-break/>Этот метод не имеет никаких параметров. Следовательно, левая часть выражения содержит пустые скобки. Правая сторона – тело лямбда-выражения, которое определяет его действие. В нашем случае, возвращается значение 3.1415.</text:p>
        <text:h text:style-name="P3" text:outline-level="4"><text:soft-page-break/>Типы лямбда-выражений</text:h>
        <text:p text:style-name="P9"><text:line-break/>В Java, тело лямбды может быть двух типов. <text:line-break/><text:line-break/><text:span text:style-name="T1">1. Однострочные</text:span></text:p>
        <text:p text:style-name="P4"><text:span text:style-name="Source_20_Text"><text:span text:style-name="T2">() -&gt; System.out.println("Lambdas are great");</text:span></text:span></text:p>
        <text:p text:style-name="P9"><text:line-break/><text:span text:style-name="T1">2. Блочные (многострочные)</text:span></text:p>
        <text:p text:style-name="Preformatted_20_Text"><text:span text:style-name="Source_20_Text"><text:span text:style-name="T2">() -&gt; {</text:span></text:span></text:p>
        <text:p text:style-name="Preformatted_20_Text"><text:span text:style-name="Source_20_Text"><text:s text:c="4"/></text:span><text:span text:style-name="Source_20_Text"><text:span text:style-name="T2">double pi = 3.1415;</text:span></text:span></text:p>
        <text:p text:style-name="Preformatted_20_Text"><text:span text:style-name="Source_20_Text"><text:s text:c="4"/></text:span><text:span text:style-name="Source_20_Text"><text:span text:style-name="T2">return pi;</text:span></text:span></text:p>
        <text:p text:style-name="P4"><text:span text:style-name="Source_20_Text"><text:span text:style-name="T2">};</text:span></text:span></text:p>
        <text:p text:style-name="P9"><text:line-break/>Этот тип позволяет лямбда-выражению иметь несколько операций внутри себя. Эти операции должны быть помещены в фигурные скобки, после которых необходимо ставить точку с запятой. <text:line-break/><text:line-break/><text:span text:style-name="T1">Примечание:</text:span> многострочные лямбда-выражения, всегда должны иметь оператор return, в отличии от однострочных. <text:line-break/><text:line-break/><text:span text:style-name="T1">Пример 3: лямбда-выражение</text:span><text:line-break/><text:line-break/>Давайте напишем Java программу, которая бы возвращала значение Pi, используя лямбда-выражение.<text:line-break/><text:line-break/>Как говорилось ранее, лямбда-выражение не выполняется само собой. Скорее, оно формирует реализацию абстрактного метода, объявленного в функциональном интерфейсе.<text:line-break/><text:line-break/>И так, для начала, нам необходимо описать функциональный интерфейс. </text:p>
        <text:p text:style-name="Preformatted_20_Text"><text:span text:style-name="Source_20_Text"><text:span text:style-name="T2">import java.lang.FunctionalInterface;</text:span></text:span></text:p>
        <text:p text:style-name="Preformatted_20_Text"/>
        <text:p text:style-name="Preformatted_20_Text"><text:span text:style-name="Source_20_Text"><text:span text:style-name="T2">// функциональный интерфейс</text:span></text:span></text:p>
        <text:p text:style-name="Preformatted_20_Text"><text:span text:style-name="Source_20_Text"><text:span text:style-name="T2">@FunctionalInterface</text:span></text:span></text:p>
        <text:p text:style-name="Preformatted_20_Text"><text:span text:style-name="Source_20_Text"><text:span text:style-name="T2">interface MyInterface{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// абстрактный метод</text:span></text:span></text:p>
        <text:p text:style-name="Preformatted_20_Text"><text:span text:style-name="Source_20_Text"><text:s text:c="4"/></text:span><text:span text:style-name="Source_20_Text"><text:span text:style-name="T2">double getPiValue();</text:span></text:span></text:p>
        <text:p text:style-name="Preformatted_20_Text"><text:span text:style-name="Source_20_Text"><text:span text:style-name="T2">}</text:span></text:span></text:p>
        <text:p text:style-name="Preformatted_20_Text"><text:span text:style-name="Source_20_Text"><text:span text:style-name="T2">public class Main {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public static void main( String[] args ) {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// объявление ссылки на MyInterface</text:span></text:span></text:p>
        <text:p text:style-name="Preformatted_20_Text"><text:span text:style-name="Source_20_Text"><text:s text:c="4"/></text:span><text:span text:style-name="Source_20_Text"><text:span text:style-name="T2">MyInterface ref;</text:span>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</text:span><text:span text:style-name="Source_20_Text"><text:span text:style-name="T2">// лямбда-выражение</text:span></text:span></text:p>
        <text:p text:style-name="Preformatted_20_Text"><text:span text:style-name="Source_20_Text"><text:s text:c="4"/></text:span><text:span text:style-name="Source_20_Text"><text:span text:style-name="T2">ref = () -&gt; 3.1415;</text:span></text:span></text:p>
        <text:p text:style-name="Preformatted_20_Text"><text:span text:style-name="Source_20_Text"><text:s text:c="4"/></text:span></text:p>
        <text:p text:style-name="Preformatted_20_Text"><text:span text:style-name="Source_20_Text"><text:s text:c="4"/></text:span><text:span text:style-name="Source_20_Text"><text:span text:style-name="T2">System.out.println("Value of Pi = " + ref.getPiValue());</text:span></text:span></text:p>
        <text:p text:style-name="Preformatted_20_Text"><text:soft-page-break/><text:span text:style-name="Source_20_Text"><text:s text:c="4"/></text:span><text:span text:style-name="Source_20_Text"><text:span text:style-name="T2">} </text:span></text:span></text:p>
        <text:p text:style-name="P4"><text:span text:style-name="Source_20_Text"><text:span text:style-name="T2">}</text:span></text:span></text:p>
        <text:p text:style-name="P9"><text:line-break/><text:span text:style-name="T1">Результат выполнения: </text:span></text:p>
        <text:p text:style-name="P4"><text:span text:style-name="Source_20_Text"><text:span text:style-name="T2">Value of Pi = 3.1415</text:span></text:span></text:p>
        <text:p text:style-name="P9"><text:line-break/>В примере выше: </text:p>
        <text:list xml:id="list3273391325" text:style-name="L1">
          <text:list-item>
            <text:p text:style-name="P10">Мы создали функциональный интерфейс MyInterface, который содержит один абстрактный метод getPiValue(). </text:p>
          </text:list-item>
          <text:list-item>
            <text:p text:style-name="P11">Внутри класса Main, мы объявили ссылку на MyInterface. Обратите внимание, что мы можем объявить ссылку на интерфейс, но не можем создать его объект. </text:p>
            <text:p text:style-name="P5"><text:span text:style-name="Source_20_Text"><text:span text:style-name="T2">// приведет к ошибке</text:span></text:span></text:p>
            <text:p text:style-name="P5"><text:span text:style-name="Source_20_Text"><text:s text:c="8"/></text:span><text:span text:style-name="Source_20_Text"><text:span text:style-name="T2">MyInterface ref = new myInterface();</text:span></text:span></text:p>
            <text:p text:style-name="P5"><text:span text:style-name="Source_20_Text"><text:s text:c="8"/></text:span><text:span text:style-name="Source_20_Text"><text:span text:style-name="T2">// это верно</text:span></text:span></text:p>
            <text:p text:style-name="P6"><text:span text:style-name="Source_20_Text"><text:s text:c="8"/></text:span><text:span text:style-name="Source_20_Text"><text:span text:style-name="T2">MyInterface ref;</text:span></text:span></text:p>
            <text:p text:style-name="P15"/>
          </text:list-item>
          <text:list-item>
            <text:p text:style-name="P11">Затем мы присвоили ссылке лямда-выражение</text:p>
            <text:p text:style-name="P6"><text:span text:style-name="Source_20_Text"><text:span text:style-name="T2">ref = () -&gt; 3.1415;</text:span></text:span></text:p>
          </text:list-item>
          <text:list-item>
            <text:p text:style-name="P11">В заключении, мы вызвали метод getPiValue(), используя ссылку на интерфейс.</text:p>
            <text:p text:style-name="P6"><text:span text:style-name="Source_20_Text"><text:span text:style-name="T2">System.out.println("Value of Pi = " + ref.getPiValue());</text:span></text:span></text:p>
          </text:list-item>
        </text:list>
        <text:p text:style-name="Text_20_body"/>
        <text:h text:style-name="P3" text:outline-level="4">Лямбда-выражения с параметрами</text:h>
        <text:p text:style-name="P9"><text:line-break/>До этого момента, мы создавали лямбда-выражения без каких-либо параметров. Однако, как и методы, лямбды могут иметь параметры.</text:p>
        <text:p text:style-name="P4"><text:span text:style-name="Source_20_Text"><text:span text:style-name="T2">(n) -&gt; (n % 2) == 0</text:span></text:span></text:p>
        <text:p text:style-name="P9"><text:line-break/>В этом примере, переменная n внутри скобок является параметром, переданном в лямбда-выражение. Тело лямбды принимает параметр и проверяет его на четность. <text:line-break/><text:line-break/><text:span text:style-name="T1">Пример 4: использование лямбда-выражения с параметрами</text:span></text:p>
        <text:p text:style-name="Preformatted_20_Text"><text:span text:style-name="Source_20_Text"><text:span text:style-name="T2">@FunctionalInterface</text:span></text:span></text:p>
        <text:p text:style-name="Preformatted_20_Text"><text:span text:style-name="Source_20_Text"><text:span text:style-name="T2">interface MyInterface {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// абстрактный метод</text:span></text:span></text:p>
        <text:p text:style-name="Preformatted_20_Text"><text:span text:style-name="Source_20_Text"><text:s text:c="4"/></text:span><text:span text:style-name="Source_20_Text"><text:span text:style-name="T2">String reverse(String n);</text:span></text:span></text:p>
        <text:p text:style-name="Preformatted_20_Text"><text:span text:style-name="Source_20_Text"><text:span text:style-name="T2">}</text:span></text:span></text:p>
        <text:p text:style-name="Preformatted_20_Text"/>
        <text:p text:style-name="Preformatted_20_Text"><text:span text:style-name="Source_20_Text"><text:span text:style-name="T2">public class Main {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public static void main( String[] args ) {</text:span></text:span></text:p>
        <text:p text:style-name="Preformatted_20_Text"/>
        <text:p text:style-name="Preformatted_20_Text"><text:soft-page-break/><text:span text:style-name="Source_20_Text"><text:s text:c="8"/></text:span><text:span text:style-name="Source_20_Text"><text:span text:style-name="T2">// объявление ссылки на MyInterface</text:span></text:span></text:p>
        <text:p text:style-name="Preformatted_20_Text"><text:span text:style-name="Source_20_Text"><text:s text:c="8"/></text:span><text:span text:style-name="Source_20_Text"><text:span text:style-name="T2">// присвоение лямбда-выражения ссылке</text:span></text:span></text:p>
        <text:p text:style-name="Preformatted_20_Text"><text:span text:style-name="Source_20_Text"><text:s text:c="8"/></text:span><text:span text:style-name="Source_20_Text"><text:span text:style-name="T2">MyInterface ref = (str) -&gt; {</text:span></text:span></text:p>
        <text:p text:style-name="Preformatted_20_Text"/>
        <text:p text:style-name="Preformatted_20_Text"><text:span text:style-name="Source_20_Text"><text:s text:c="12"/></text:span><text:span text:style-name="Source_20_Text"><text:span text:style-name="T2">String result = "";</text:span></text:span></text:p>
        <text:p text:style-name="Preformatted_20_Text"><text:span text:style-name="Source_20_Text"><text:s text:c="12"/></text:span><text:span text:style-name="Source_20_Text"><text:span text:style-name="T2">for (int i = str.length()-1; i &gt;= 0 ; i--)</text:span></text:span></text:p>
        <text:p text:style-name="Preformatted_20_Text"><text:span text:style-name="Source_20_Text"><text:s text:c="12"/></text:span><text:span text:style-name="Source_20_Text"><text:span text:style-name="T2">result += str.charAt(i);</text:span></text:span></text:p>
        <text:p text:style-name="Preformatted_20_Text"><text:span text:style-name="Source_20_Text"><text:s text:c="12"/></text:span><text:span text:style-name="Source_20_Text"><text:span text:style-name="T2">return result;</text:span></text:span></text:p>
        <text:p text:style-name="Preformatted_20_Text"><text:span text:style-name="Source_20_Text"><text:s text:c="8"/></text:span><text:span text:style-name="Source_20_Text"><text:span text:style-name="T2">};</text:span></text:span></text:p>
        <text:p text:style-name="Preformatted_20_Text"><text:span text:style-name="Source_20_Text"><text:s text:c="8"/></text:span><text:span text:style-name="Source_20_Text"><text:span text:style-name="T2">// вызов метода из интерфейса</text:span></text:span></text:p>
        <text:p text:style-name="Preformatted_20_Text"><text:span text:style-name="Source_20_Text"><text:s text:c="8"/></text:span><text:span text:style-name="Source_20_Text"><text:span text:style-name="T2">System.out.println("Lambda reversed = " + ref.reverse("Lambda"));</text:span></text:span></text:p>
        <text:p text:style-name="Preformatted_20_Text"><text:span text:style-name="Source_20_Text"><text:s text:c="4"/></text:span><text:span text:style-name="Source_20_Text"><text:span text:style-name="T2">}</text:span></text:span></text:p>
        <text:p text:style-name="Preformatted_20_Text"/>
        <text:p text:style-name="P4"><text:span text:style-name="Source_20_Text"><text:span text:style-name="T2">}</text:span></text:span></text:p>
        <text:p text:style-name="P9"><text:line-break/><text:span text:style-name="T1">Результат выполнения:</text:span></text:p>
        <text:p text:style-name="P4"><text:span text:style-name="Source_20_Text"><text:span text:style-name="T2">Lambda reversed = adbmaL</text:span></text:span></text:p>
        <text:p text:style-name="Text_20_body"/>
        <text:h text:style-name="P2" text:outline-level="3">Параметризированный функциональный интерфейс</text:h>
        <text:p text:style-name="P9"><text:line-break/>До этого момента, мы использовали функциональные интерфейсы, которые принимали только один тип значения. Например: </text:p>
        <text:p text:style-name="Preformatted_20_Text"><text:span text:style-name="Source_20_Text"><text:span text:style-name="T2">@FunctionalInterface</text:span></text:span></text:p>
        <text:p text:style-name="Preformatted_20_Text"><text:span text:style-name="Source_20_Text"><text:span text:style-name="T2">interface MyInterface {</text:span></text:span></text:p>
        <text:p text:style-name="Preformatted_20_Text"><text:span text:style-name="Source_20_Text"><text:s text:c="4"/></text:span><text:span text:style-name="Source_20_Text"><text:span text:style-name="T2">String reverseString(String n);</text:span></text:span></text:p>
        <text:p text:style-name="P4"><text:span text:style-name="Source_20_Text"><text:span text:style-name="T2">}</text:span></text:span></text:p>
        <text:p text:style-name="P9"><text:line-break/>Вышеупомянутый функциональный интерфейс принимает только String и возвращает String. Однако, мы можем сделать наш интерфейс универсальным, чтобы использовать с любым типом данных. <text:line-break/><text:line-break/><text:span text:style-name="T1">Пример 5: параметризированный интерфейс и лямбда-выражения</text:span></text:p>
        <text:p text:style-name="Preformatted_20_Text"><text:span text:style-name="Source_20_Text"><text:span text:style-name="T2">// Параметризированный интерфейс</text:span></text:span></text:p>
        <text:p text:style-name="Preformatted_20_Text"><text:span text:style-name="Source_20_Text"><text:span text:style-name="T2">@FunctionalInterface</text:span></text:span></text:p>
        <text:p text:style-name="Preformatted_20_Text"><text:span text:style-name="Source_20_Text"><text:span text:style-name="T2">interface GenericInterface&lt;T&gt; {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// параметризированный метод</text:span></text:span></text:p>
        <text:p text:style-name="Preformatted_20_Text"><text:span text:style-name="Source_20_Text"><text:s text:c="4"/></text:span><text:span text:style-name="Source_20_Text"><text:span text:style-name="T2">T func(T t);</text:span></text:span></text:p>
        <text:p text:style-name="Preformatted_20_Text"><text:span text:style-name="Source_20_Text"><text:span text:style-name="T2">}</text:span></text:span></text:p>
        <text:p text:style-name="Preformatted_20_Text"/>
        <text:p text:style-name="Preformatted_20_Text"><text:span text:style-name="Source_20_Text"><text:span text:style-name="T2">public class Main {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public static void main( String[] args ) {</text:span>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2">// Объявление ссылки на параметризированный интерфейс</text:span></text:span></text:p>
        <text:p text:style-name="Preformatted_20_Text"><text:span text:style-name="Source_20_Text"><text:s text:c="8"/></text:span><text:span text:style-name="Source_20_Text"><text:span text:style-name="T2">// который принимает String</text:span></text:span></text:p>
        <text:p text:style-name="Preformatted_20_Text"><text:span text:style-name="Source_20_Text"><text:s text:c="8"/></text:span><text:span text:style-name="Source_20_Text"><text:span text:style-name="T2">// и присвоение ей лямбды</text:span></text:span></text:p>
        <text:p text:style-name="Preformatted_20_Text"><text:span text:style-name="Source_20_Text"><text:s text:c="8"/></text:span><text:span text:style-name="Source_20_Text"><text:span text:style-name="T2">GenericInterface&lt;String&gt; reverse = (str) -&gt; {</text:span></text:span></text:p>
        <text:p text:style-name="Preformatted_20_Text"/>
        <text:p text:style-name="Preformatted_20_Text"><text:span text:style-name="Source_20_Text"><text:s text:c="12"/></text:span><text:span text:style-name="Source_20_Text"><text:span text:style-name="T2">String result = "";</text:span></text:span></text:p>
        <text:p text:style-name="Preformatted_20_Text"><text:span text:style-name="Source_20_Text"><text:s text:c="12"/></text:span><text:span text:style-name="Source_20_Text"><text:span text:style-name="T2">for (int i = str.length()-1; i &gt;= 0 ; i--)</text:span></text:span></text:p>
        <text:p text:style-name="Preformatted_20_Text"><text:soft-page-break/><text:span text:style-name="Source_20_Text"><text:s text:c="12"/></text:span><text:span text:style-name="Source_20_Text"><text:span text:style-name="T2">result += str.charAt(i);</text:span></text:span></text:p>
        <text:p text:style-name="Preformatted_20_Text"><text:span text:style-name="Source_20_Text"><text:s text:c="12"/></text:span><text:span text:style-name="Source_20_Text"><text:span text:style-name="T2">return result;</text:span></text:span></text:p>
        <text:p text:style-name="Preformatted_20_Text"><text:span text:style-name="Source_20_Text"><text:s text:c="8"/></text:span><text:span text:style-name="Source_20_Text"><text:span text:style-name="T2">};</text:span>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2">System.out.println("Lambda reversed = " + reverse.func("Lambda"));</text:span>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2">// Объявление ссылки на параметризированный интерфейс</text:span></text:span></text:p>
        <text:p text:style-name="Preformatted_20_Text"><text:span text:style-name="Source_20_Text"><text:s text:c="8"/></text:span><text:span text:style-name="Source_20_Text"><text:span text:style-name="T2">// который принимает Integer</text:span></text:span></text:p>
        <text:p text:style-name="Preformatted_20_Text"><text:span text:style-name="Source_20_Text"><text:s text:c="8"/></text:span><text:span text:style-name="Source_20_Text"><text:span text:style-name="T2">// и присвоение ей лямбды</text:span></text:span></text:p>
        <text:p text:style-name="Preformatted_20_Text"><text:span text:style-name="Source_20_Text"><text:s text:c="8"/></text:span><text:span text:style-name="Source_20_Text"><text:span text:style-name="T2">GenericInterface&lt;Integer&gt; factorial = (n) -&gt; {</text:span></text:span></text:p>
        <text:p text:style-name="Preformatted_20_Text"/>
        <text:p text:style-name="Preformatted_20_Text"><text:span text:style-name="Source_20_Text"><text:s text:c="12"/></text:span><text:span text:style-name="Source_20_Text"><text:span text:style-name="T2">int result = 1;</text:span></text:span></text:p>
        <text:p text:style-name="Preformatted_20_Text"><text:span text:style-name="Source_20_Text"><text:s text:c="12"/></text:span><text:span text:style-name="Source_20_Text"><text:span text:style-name="T2">for (int i = 1; i &lt;= n; i++)</text:span></text:span></text:p>
        <text:p text:style-name="Preformatted_20_Text"><text:span text:style-name="Source_20_Text"><text:s text:c="12"/></text:span><text:span text:style-name="Source_20_Text"><text:span text:style-name="T2">result = i * result;</text:span></text:span></text:p>
        <text:p text:style-name="Preformatted_20_Text"><text:span text:style-name="Source_20_Text"><text:s text:c="12"/></text:span><text:span text:style-name="Source_20_Text"><text:span text:style-name="T2">return result;</text:span></text:span></text:p>
        <text:p text:style-name="Preformatted_20_Text"><text:span text:style-name="Source_20_Text"><text:s text:c="8"/></text:span><text:span text:style-name="Source_20_Text"><text:span text:style-name="T2">};</text:span>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2">System.out.println("factorial of 5 = " + factorial.func(5));</text:span></text:span></text:p>
        <text:p text:style-name="Preformatted_20_Text"><text:span text:style-name="Source_20_Text"><text:s text:c="4"/></text:span><text:span text:style-name="Source_20_Text"><text:span text:style-name="T2">}</text:span></text:span></text:p>
        <text:p text:style-name="P4"><text:span text:style-name="Source_20_Text"><text:span text:style-name="T2">}</text:span></text:span></text:p>
        <text:p text:style-name="P9"><text:line-break/><text:span text:style-name="T1">Результат выполнения: </text:span></text:p>
        <text:p text:style-name="Preformatted_20_Text"><text:span text:style-name="Source_20_Text"><text:span text:style-name="T2">Lambda reversed = adbmaL</text:span></text:span></text:p>
        <text:p text:style-name="P4"><text:span text:style-name="Source_20_Text"><text:span text:style-name="T2">factorial of 5 = 120</text:span></text:span></text:p>
        <text:p text:style-name="P9"><text:line-break/>В этом примере, мы создали параметризированный функциональный интерфейс GenericInterface, который содержит параметризированный метод func().<text:line-break/><text:line-break/>Затем, внутри класса Main:</text:p>
        <text:list xml:id="list701419298" text:style-name="L2">
          <text:list-item>
            <text:p text:style-name="P12">GenericInterface&lt;String&gt; reverse – создает ссылку на интерфейс, который работает со String. </text:p>
          </text:list-item>
          <text:list-item>
            <text:p text:style-name="P13">GenericInterface&lt;Integer&gt; factorial — создает ссылку на интерфейс, который работает с Integer. </text:p>
          </text:list-item>
        </text:list>
        <text:p text:style-name="Text_20_body"/>
        <text:h text:style-name="P2" text:outline-level="3">Лямбда-выражения и Stream API</text:h>
        <text:p text:style-name="P9"><text:line-break/>В JDK8 добавлен новый пакет java.util.stream, который позволяет java-разработчикам выполнять такие операции, как поиск, фильтрация, сопоставление, объединение или манипулирование коллекциями, к примеру Lists.<text:line-break/><text:line-break/>Например, у нас есть поток данных (в нашем случае список строк), где каждая строка содержит название страны и ее город. Теперь мы можем обработать этот поток данных и выбрать только города Непала. <text:line-break/><text:line-break/>Для этого мы можем использовать комбинацию Stream API и лямбда-выражений.<text:line-break/><text:line-break/><text:span text:style-name="T1">Пример 6: использование лямбд в Stream API</text:span></text:p>
        <text:p text:style-name="Preformatted_20_Text"><text:soft-page-break/><text:span text:style-name="Source_20_Text"><text:span text:style-name="T2">import java.util.ArrayList;</text:span></text:span></text:p>
        <text:p text:style-name="Preformatted_20_Text"><text:span text:style-name="Source_20_Text"><text:span text:style-name="T2">import java.util.List;</text:span></text:span></text:p>
        <text:p text:style-name="Preformatted_20_Text"/>
        <text:p text:style-name="Preformatted_20_Text"><text:span text:style-name="Source_20_Text"><text:span text:style-name="T2">public class StreamMain {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// объявление списка</text:span></text:span></text:p>
        <text:p text:style-name="Preformatted_20_Text"><text:span text:style-name="Source_20_Text"><text:s text:c="4"/></text:span><text:span text:style-name="Source_20_Text"><text:span text:style-name="T2">static List&lt;String&gt; places = new ArrayList&lt;&gt;();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// заполнение данными</text:span></text:span></text:p>
        <text:p text:style-name="Preformatted_20_Text"><text:span text:style-name="Source_20_Text"><text:s text:c="4"/></text:span><text:span text:style-name="Source_20_Text"><text:span text:style-name="T2">public static List getPlaces(){</text:span>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2">// добавление страны и города</text:span></text:span></text:p>
        <text:p text:style-name="Preformatted_20_Text"><text:span text:style-name="Source_20_Text"><text:s text:c="8"/></text:span><text:span text:style-name="Source_20_Text"><text:span text:style-name="T2">places.add("Nepal, Kathmandu");</text:span></text:span></text:p>
        <text:p text:style-name="Preformatted_20_Text"><text:span text:style-name="Source_20_Text"><text:s text:c="8"/></text:span><text:span text:style-name="Source_20_Text"><text:span text:style-name="T2">places.add("Nepal, Pokhara");</text:span></text:span></text:p>
        <text:p text:style-name="Preformatted_20_Text"><text:span text:style-name="Source_20_Text"><text:s text:c="8"/></text:span><text:span text:style-name="Source_20_Text"><text:span text:style-name="T2">places.add("India, Delhi");</text:span></text:span></text:p>
        <text:p text:style-name="Preformatted_20_Text"><text:span text:style-name="Source_20_Text"><text:s text:c="8"/></text:span><text:span text:style-name="Source_20_Text"><text:span text:style-name="T2">places.add("USA, New York");</text:span></text:span></text:p>
        <text:p text:style-name="Preformatted_20_Text"><text:span text:style-name="Source_20_Text"><text:s text:c="8"/></text:span><text:span text:style-name="Source_20_Text"><text:span text:style-name="T2">places.add("Africa, Nigeria");</text:span>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2">return places;</text:span></text:span></text:p>
        <text:p text:style-name="Preformatted_20_Text"><text:span text:style-name="Source_20_Text"><text:s text:c="4"/></text:span><text:span text:style-name="Source_20_Text"><text:span text:style-name="T2">}</text:span>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2">public static void main( String[] args ) {</text:span>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2">List&lt;String&gt; myPlaces = getPlaces();</text:span></text:span></text:p>
        <text:p text:style-name="Preformatted_20_Text"><text:span text:style-name="Source_20_Text"><text:s text:c="8"/></text:span><text:span text:style-name="Source_20_Text"><text:span text:style-name="T2">System.out.println("Places from Nepal:");</text:span></text:span></text:p>
        <text:p text:style-name="Preformatted_20_Text"><text:span text:style-name="Source_20_Text"><text:s text:c="8"/></text:span></text:p>
        <text:p text:style-name="Preformatted_20_Text"><text:span text:style-name="Source_20_Text"><text:s text:c="8"/></text:span><text:span text:style-name="Source_20_Text"><text:span text:style-name="T2">// Фильтрация городов</text:span></text:span></text:p>
        <text:p text:style-name="Preformatted_20_Text"><text:span text:style-name="Source_20_Text"><text:s text:c="8"/></text:span><text:span text:style-name="Source_20_Text"><text:span text:style-name="T2">myPlaces.stream()</text:span></text:span></text:p>
        <text:p text:style-name="Preformatted_20_Text"><text:span text:style-name="Source_20_Text"><text:s text:c="16"/></text:span><text:span text:style-name="Source_20_Text"><text:span text:style-name="T2">.filter((p) -&gt; p.startsWith("Nepal"))</text:span></text:span></text:p>
        <text:p text:style-name="Preformatted_20_Text"><text:span text:style-name="Source_20_Text"><text:s text:c="16"/></text:span><text:span text:style-name="Source_20_Text"><text:span text:style-name="T2">.map((p) -&gt; p.toUpperCase())</text:span></text:span></text:p>
        <text:p text:style-name="Preformatted_20_Text"><text:span text:style-name="Source_20_Text"><text:s text:c="16"/></text:span><text:span text:style-name="Source_20_Text"><text:span text:style-name="T2">.sorted()</text:span></text:span></text:p>
        <text:p text:style-name="Preformatted_20_Text"><text:span text:style-name="Source_20_Text"><text:s text:c="16"/></text:span><text:span text:style-name="Source_20_Text"><text:span text:style-name="T2">.forEach((p) -&gt; System.out.println(p));</text:span></text:span></text:p>
        <text:p text:style-name="Preformatted_20_Text"><text:span text:style-name="Source_20_Text"><text:s text:c="4"/></text:span><text:span text:style-name="Source_20_Text"><text:span text:style-name="T2">}</text:span></text:span></text:p>
        <text:p text:style-name="Preformatted_20_Text"/>
        <text:p text:style-name="P4"><text:span text:style-name="Source_20_Text"><text:span text:style-name="T2">}</text:span></text:span></text:p>
        <text:p text:style-name="P9"><text:line-break/><text:span text:style-name="T1">Результат выполнения: </text:span></text:p>
        <text:p text:style-name="Preformatted_20_Text"><text:span text:style-name="Source_20_Text"><text:span text:style-name="T2">Places from Nepal:</text:span></text:span></text:p>
        <text:p text:style-name="Preformatted_20_Text"><text:span text:style-name="Source_20_Text"><text:span text:style-name="T2">NEPAL, KATHMANDU</text:span></text:span></text:p>
        <text:p text:style-name="P4"><text:span text:style-name="Source_20_Text"><text:span text:style-name="T2">NEPAL, POKHARA</text:span></text:span></text:p>
        <text:p text:style-name="P9"><text:line-break/>В приведенном выше примере обратите внимание на это выражение: </text:p>
        <text:p text:style-name="Preformatted_20_Text"><text:span text:style-name="Source_20_Text"><text:span text:style-name="T2">myPlaces.stream()</text:span></text:span></text:p>
        <text:p text:style-name="Preformatted_20_Text"><text:span text:style-name="Source_20_Text"><text:s text:c="8"/></text:span><text:span text:style-name="Source_20_Text"><text:span text:style-name="T2">.filter((p) -&gt; p.startsWith("Nepal"))</text:span></text:span></text:p>
        <text:p text:style-name="Preformatted_20_Text"><text:span text:style-name="Source_20_Text"><text:s text:c="8"/></text:span><text:span text:style-name="Source_20_Text"><text:span text:style-name="T2">.map((p) -&gt; p.toUpperCase())</text:span></text:span></text:p>
        <text:p text:style-name="Preformatted_20_Text"><text:span text:style-name="Source_20_Text"><text:s text:c="8"/></text:span><text:span text:style-name="Source_20_Text"><text:span text:style-name="T2">.sorted()</text:span></text:span></text:p>
        <text:p text:style-name="P4"><text:span text:style-name="Source_20_Text"><text:s text:c="8"/></text:span><text:span text:style-name="Source_20_Text"><text:span text:style-name="T2">.forEach((p) -&gt; System.out.println(p));</text:span></text:span></text:p>
        <text:p text:style-name="P14"><text:line-break/>Здесь мы используем такие методы, как filter(), map(), forEach() из Stream API, которые могут принимать лямбды в качестве параметра.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17:15:55.336477525</meta:creation-date>
    <dc:date>2022-08-06T17:18:10.950786030</dc:date>
    <meta:editing-duration>PT2M16S</meta:editing-duration>
    <meta:editing-cycles>1</meta:editing-cycles>
    <meta:document-statistic meta:table-count="0" meta:image-count="0" meta:object-count="0" meta:page-count="7" meta:paragraph-count="186" meta:word-count="1192" meta:character-count="9657" meta:non-whitespace-character-count="7870"/>
    <meta:generator>LibreOffice/7.3.5.2$Linux_X86_64 LibreOffice_project/30$Build-2</meta:generator>
  </office:meta>
</office:document-meta>
</file>